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18.06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Excel_20_Built-in_20_Normal">
      <style:text-properties style:font-name="Arial1" style:font-name-asian="ＭＳ Ｐゴシック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シート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1" office:value-type="string">
            <text:p>名前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値段</text:p>
          </table:table-cell>
          <table:table-cell table:style-name="ce1" office:value-type="string">
            <text:p>効果値</text:p>
          </table:table-cell>
          <table:table-cell table:style-name="ce3" office:value-type="string">
            <text:p>EnIemEffectPlayerStatus</text:p>
          </table:table-cell>
          <table:table-cell office:value-type="string">
            <text:p>タイプ</text:p>
          </table:table-cell>
          <table:table-cell office:value-type="string">
            <text:p>分類</text:p>
          </table:table-cell>
          <table:table-cell office:value-type="string">
            <text:p>説明文</text:p>
          </table:table-cell>
          <table:table-cell office:value-type="string">
            <text:p>レア度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ヒノキの剣</text:p>
          </table:table-cell>
          <table:table-cell table:style-name="ce1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ヒノ木で作られた木剣。子供たちが好んで使っ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銅の剣</text:p>
          </table:table-cell>
          <table:table-cell table:style-name="ce1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銅で作られた剣。護身用として好んで使われ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鉄の剣☆</text:p>
          </table:table-cell>
          <table:table-cell table:style-name="ce1"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鉄で作られた剣。兵士や傭兵、冒険者が愛用し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鋼の剣</text:p>
          </table:table-cell>
          <table:table-cell table:style-name="ce1"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75">
            <text:p>7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鋼で作られた剣。騎士や兵隊長など上位職のものが愛用し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魔法の剣</text:p>
          </table:table-cell>
          <table:table-cell table:style-name="ce1"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魔力が込められた剣。一部の上流階級のみが所持し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ロングソード</text:p>
          </table:table-cell>
          <table:table-cell table:style-name="ce1"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10">
            <text:p>1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通常の片手剣より長い剣。馬上で敵を討つために作られた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バイキングソード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40">
            <text:p>740</text:p>
          </table:table-cell>
          <table:table-cell table:style-name="Default" office:value-type="float" office:value="130">
            <text:p>1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table:style-name="Default" office:value-type="string">
            <text:p>片手剣</text:p>
          </table:table-cell>
          <table:table-cell office:value-type="string">
            <text:p>ある民族が使用していた剣。民族の中でも上流階級の者が愛用していた武器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古びた剣</text:p>
          </table:table-cell>
          <table:table-cell table:style-name="ce1"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さび付いた剣。かなりの年月が経っており、武器としてはほとんど意味をなさない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ショートソード</text:p>
          </table:table-cell>
          <table:table-cell table:style-name="ce1"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一般的な片手剣。主に歩兵が愛用し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英雄の剣</text:p>
          </table:table-cell>
          <table:table-cell table:style-name="ce1" office:value-type="float" office:value="10">
            <text:p>1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国の英雄のみに贈られる剣。一振りで敵を屠ることのできる強力な力を秘めている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グレートソード</text:p>
          </table:table-cell>
          <table:table-cell table:style-name="ce1" office:value-type="float" office:value="11">
            <text:p>11</text:p>
          </table:table-cell>
          <table:table-cell office:value-type="float" office:value="800">
            <text:p>800</text:p>
          </table:table-cell>
          <table:table-cell office:value-type="float" office:value="70">
            <text:p>7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巨大な大剣。力に任せ周囲の物を粉砕する恐ろしい力を秘め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バスターソード</text:p>
          </table:table-cell>
          <table:table-cell table:style-name="ce1" office:value-type="float" office:value="12">
            <text:p>12</text:p>
          </table:table-cell>
          <table:table-cell office:value-type="float" office:value="1200">
            <text:p>1200</text:p>
          </table:table-cell>
          <table:table-cell office:value-type="float" office:value="150">
            <text:p>1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バスターソード。グレートソードと同じく、敵を粉砕するために作られた強力な大剣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クレイモア</text:p>
          </table:table-cell>
          <table:table-cell table:style-name="ce1" office:value-type="float" office:value="13">
            <text:p>13</text:p>
          </table:table-cell>
          <table:table-cell office:value-type="float" office:value="860">
            <text:p>860</text:p>
          </table:table-cell>
          <table:table-cell office:value-type="float" office:value="120">
            <text:p>1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/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ツヴァイハンダー</text:p>
          </table:table-cell>
          <table:table-cell table:style-name="ce1" office:value-type="float" office:value="14">
            <text:p>14</text:p>
          </table:table-cell>
          <table:table-cell office:value-type="float" office:value="650">
            <text:p>650</text:p>
          </table:table-cell>
          <table:table-cell office:value-type="float" office:value="100">
            <text:p>10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/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騎士の大剣</text:p>
          </table:table-cell>
          <table:table-cell table:style-name="ce1" office:value-type="float" office:value="15">
            <text:p>15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130">
            <text:p>1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騎士の大剣。兵隊長や王の側近の兵が身に着け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炎の大剣</text:p>
          </table:table-cell>
          <table:table-cell table:style-name="ce1"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450">
            <text:p>4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炎の大剣。炎の魔力が込められた大剣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氷の大剣</text:p>
          </table:table-cell>
          <table:table-cell table:style-name="ce1" office:value-type="float" office:value="17">
            <text:p>17</text:p>
          </table:table-cell>
          <table:table-cell office:value-type="float" office:value="3500">
            <text:p>3500</text:p>
          </table:table-cell>
          <table:table-cell office:value-type="float" office:value="450">
            <text:p>4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氷の大剣。氷の魔力が込められた大剣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雷の大剣</text:p>
          </table:table-cell>
          <table:table-cell table:style-name="ce1" office:value-type="float" office:value="18">
            <text:p>18</text:p>
          </table:table-cell>
          <table:table-cell office:value-type="float" office:value="3500">
            <text:p>3500</text:p>
          </table:table-cell>
          <table:table-cell office:value-type="float" office:value="450">
            <text:p>4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雷の大剣。雷の魔力が込められた大剣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丸太</text:p>
          </table:table-cell>
          <table:table-cell table:style-name="ce1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丸太。武器のとしての実用性はないが、これを振り回す筋力は計り知れない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英雄の大剣</text:p>
          </table:table-cell>
          <table:table-cell table:style-name="ce1" office:value-type="float" office:value="20">
            <text:p>2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国の英雄のみに贈られる大剣。一振りで周囲の敵を粉砕する強力な力を秘めている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木の弓</text:p>
          </table:table-cell>
          <table:table-cell table:style-name="ce1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木でできた弓。駆け出しの冒険者が使用することが多い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旅人の弓 </text:p>
          </table:table-cell>
          <table:table-cell table:style-name="ce1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旅人の弓。主に旅をする者たちが食料を確保するために使用し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兵士の弓 </text:p>
          </table:table-cell>
          <table:table-cell table:style-name="ce1"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兵士の弓。主に兵士が戦争時に敵を屠るために使われ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森人の弓</text:p>
          </table:table-cell>
          <table:table-cell table:style-name="ce1" office:value-type="float" office:value="24">
            <text:p>24</text:p>
          </table:table-cell>
          <table:table-cell office:value-type="float" office:value="600">
            <text:p>600</text:p>
          </table:table-cell>
          <table:table-cell office:value-type="float" office:value="60">
            <text:p>6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森人の弓。森人が狩りに使う弓。特殊な力が込められ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ボロイ弓</text:p>
          </table:table-cell>
          <table:table-cell table:style-name="ce1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ボロイ弓。弓を飛ばすことができるが、さほど威力はない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ロングボウ</text:p>
          </table:table-cell>
          <table:table-cell table:style-name="ce1" office:value-type="float" office:value="26">
            <text:p>26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ロングボウ。通常の弓より大きく、その弓から放たれる一撃を重たい。</text:p>
          </table:table-cell>
          <table:table-cell table:number-columns-repeated="1016"/>
        </table:table-row>
        <table:table-row table:style-name="ro4">
          <table:table-cell/>
          <table:table-cell table:style-name="ce1" office:value-type="float" office:value="27">
            <text:p>27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/>
          <table:table-cell table:style-name="ce1" office:value-type="float" office:value="28">
            <text:p>28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/>
          <table:table-cell table:style-name="ce1" office:value-type="float" office:value="29">
            <text:p>29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 office:value-type="string">
            <text:p>英雄の弓</text:p>
          </table:table-cell>
          <table:table-cell office:value-type="float" office:value="30">
            <text:p>30</text:p>
          </table:table-cell>
          <table:table-cell office:value-type="float" office:value="9999">
            <text:p>9999</text:p>
          </table:table-cell>
          <table:table-cell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style-name="ce4" office:value-type="string">
            <text:p>国の英雄のみに贈られる弓。敵を一撃で屠る強力な矢を放つ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2018/11/30</text:date>, <text:time>14:13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14:13:35.97</dc:date>
    <meta:generator>OpenOffice/4.1.5$Win32 OpenOffice.org_project/415m1$Build-9789</meta:generator>
    <meta:editing-duration>PT4H20M22S</meta:editing-duration>
    <meta:editing-cycles>12</meta:editing-cycles>
    <meta:document-statistic meta:table-count="1" meta:cell-count="261" meta:object-count="0"/>
  </office:meta>
</office:document-meta>
</file>